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 style:data-style-name="N14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4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4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4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Abril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1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217953.72" calcext:value-type="float">
            <text:p>$ 217,953.7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32500" calcext:value-type="float">
            <text:p>$ 32,50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367895.25" calcext:value-type="float">
            <text:p>$ 367,895.2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38020" calcext:value-type="float">
            <text:p>$ 38,02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61050" calcext:value-type="float">
            <text:p>$ 61,0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268790" calcext:value-type="float">
            <text:p>$ 268,79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125205.72" calcext:value-type="float">
            <text:p>$ 125,205.7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95500" calcext:value-type="float">
            <text:p>$ 95,500.00</text:p>
          </table:table-cell>
          <table:table-cell table:style-name="ce26" office:value-type="string" calcext:value-type="string">
            <text:p>Fides y San Pedro</text:p>
          </table:table-cell>
          <table:table-cell table:style-name="ce30" office:value-type="float" office:value="201600" calcext:value-type="float">
            <text:p>$ 201,6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36620" calcext:value-type="float">
            <text:p>$ 36,620.00</text:p>
          </table:table-cell>
          <table:table-cell table:style-name="ce26" office:value-type="string" calcext:value-type="string">
            <text:p>Material catequesis</text:p>
          </table:table-cell>
          <table:table-cell table:style-name="ce30" office:value-type="float" office:value="71000" calcext:value-type="float">
            <text:p>$ 71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30440" calcext:value-type="float">
            <text:p>$ 30,440.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12600" calcext:value-type="float">
            <text:p>$ 12,6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0" calcext:value-type="float">
            <text:p>$ 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80000" calcext:value-type="float">
            <text:p>$ 8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0" table:formula="of:=SUM([.C9:.C15])" office:value-type="float" office:value="501870" calcext:value-type="float">
            <text:p>$ 501,87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34069" calcext:value-type="float">
            <text:p>$ 34,069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8" table:number-columns-spanned="2" table:number-rows-spanned="3"/>
          <table:covered-table-cell table:style-name="ce31"/>
          <table:table-cell table:style-name="ce26" office:value-type="string" calcext:value-type="string">
            <text:p>Cerraduras y llaves</text:p>
          </table:table-cell>
          <table:table-cell table:style-name="ce30" office:value-type="float" office:value="26316" calcext:value-type="float">
            <text:p>$ 26,316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1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55000" calcext:value-type="float">
            <text:p>$ 5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1"/>
          <table:table-cell table:style-name="ce26" office:value-type="string" calcext:value-type="string">
            <text:p>Sueldo Irene</text:p>
          </table:table-cell>
          <table:table-cell table:style-name="ce30" office:value-type="float" office:value="144527" calcext:value-type="float">
            <text:p>$ 144,52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onaciones</text:p>
          </table:table-cell>
          <table:covered-table-cell table:style-name="ce31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50000" calcext:value-type="float">
            <text:p>$ 5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625000" calcext:value-type="float">
            <text:p>$ 625,000.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50187" calcext:value-type="float">
            <text:p>$ 50,18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18]+[.C21]" office:value-type="float" office:value="1126870" calcext:value-type="float">
            <text:p>$ 1,126,87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1])" office:value-type="float" office:value="1497403.69" calcext:value-type="float">
            <text:p>$ 1,497,403.6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3]-[.E23]" office:value-type="float" office:value="-370533.69" calcext:value-type="float">
            <text:p>-$ 370,533.6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$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8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42">
      <number:day/>
      <number:text>-</number:text>
      <number:month number:textual="true"/>
    </number:dat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5">
      <number:day/>
      <number:text>-</number:text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minutes number:style="long"/>
      <number:text>:</number:text>
      <number:seconds number:style="long"/>
    </number:time-style>
    <number:currency-style style:name="N16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57">
      <number:month number:textual="true"/>
      <number:text>-</number:text>
      <number:year/>
    </number:dat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hours/>
      <number:text>:</number:text>
      <number:minutes number:style="long"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5-02T15:32:12.500680609</dc:date>
    <meta:editing-cycles>61</meta:editing-cycles>
    <meta:editing-duration>PT5H14M32S</meta:editing-duration>
    <meta:generator>LibreOffice/7.3.7.2$Linux_X86_64 LibreOffice_project/30$Build-2</meta:generator>
    <meta:print-date>2024-05-02T15:30:42.203304326</meta:print-date>
    <meta:document-statistic meta:table-count="1" meta:cell-count="59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